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BufferDecoderTests.decodeToMon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yteBufferDecoderTests.ByteBufferDecoder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BufferDecoderTests.expectByteBuffer( ByteBuffer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BufferDecoderTests.d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yteBufferDecoderTests.canD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